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table:number-columns-repeated="3"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table:number-columns-repeated="3"/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table:number-columns-repeated="3"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table:number-columns-repeated="3"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79" calcext:value-type="float">
            <text:p>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1:52:56.308867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4.2$Linux_X86_64 LibreOffice_project/40$Build-2</meta:generator>
    <dc:date>2020-06-08T01:55:57.895646722</dc:date>
    <meta:editing-duration>PT23M16S</meta:editing-duration>
    <meta:editing-cycles>8</meta:editing-cycles>
    <meta:document-statistic meta:table-count="1" meta:cell-count="147" meta:object-count="0"/>
  </office:meta>
</office:document-meta>
</file>